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.931cm" fo:margin-left="4.932cm" table:align="left"/>
    </style:style>
    <style:style style:name="Tabela1.A" style:family="table-column">
      <style:table-column-properties style:column-width="0.609cm"/>
    </style:style>
    <style:style style:name="Tabela1.C" style:family="table-column">
      <style:table-column-properties style:column-width="0.71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.931cm" fo:margin-left="4.932cm" table:align="left"/>
    </style:style>
    <style:style style:name="Tabela2.A" style:family="table-column">
      <style:table-column-properties style:column-width="0.609cm"/>
    </style:style>
    <style:style style:name="Tabela2.C" style:family="table-column">
      <style:table-column-properties style:column-width="0.71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4.101cm" fo:margin-left="4.932cm" table:align="left"/>
    </style:style>
    <style:style style:name="Tabela3.A" style:family="table-column">
      <style:table-column-properties style:column-width="0.609cm"/>
    </style:style>
    <style:style style:name="Tabela3.B" style:family="table-column">
      <style:table-column-properties style:column-width="0.582cm"/>
    </style:style>
    <style:style style:name="Tabela3.F" style:family="table-column">
      <style:table-column-properties style:column-width="0.50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G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.931cm" fo:margin-left="4.932cm" table:align="left"/>
    </style:style>
    <style:style style:name="Tabela4.A" style:family="table-column">
      <style:table-column-properties style:column-width="0.609cm"/>
    </style:style>
    <style:style style:name="Tabela4.C" style:family="table-column">
      <style:table-column-properties style:column-width="0.71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1ab562" officeooo:paragraph-rsid="001ab562"/>
    </style:style>
    <style:style style:name="P2" style:family="paragraph" style:parent-style-name="Standard">
      <style:paragraph-properties fo:text-align="justify" style:justify-single-word="false"/>
      <style:text-properties officeooo:rsid="001ce6b6" officeooo:paragraph-rsid="001bf8cd"/>
    </style:style>
    <style:style style:name="P3" style:family="paragraph" style:parent-style-name="Standard">
      <style:paragraph-properties fo:text-align="justify" style:justify-single-word="false"/>
      <style:text-properties officeooo:rsid="001ce6b6" officeooo:paragraph-rsid="001ce6b6"/>
    </style:style>
    <style:style style:name="P4" style:family="paragraph" style:parent-style-name="Standard">
      <style:paragraph-properties fo:text-align="justify" style:justify-single-word="false"/>
      <style:text-properties officeooo:rsid="001e8dc9" officeooo:paragraph-rsid="001e8dc9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ce6b6" officeooo:paragraph-rsid="001ce6b6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a58b5" officeooo:paragraph-rsid="002a58b5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ab562" officeooo:paragraph-rsid="001ab56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0bada" officeooo:paragraph-rsid="0020bada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3462da" officeooo:paragraph-rsid="003462da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34c4ed" officeooo:paragraph-rsid="0034c4e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3974aa" officeooo:paragraph-rsid="003974aa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rsid="0020bada" officeooo:paragraph-rsid="0020bada"/>
    </style:style>
    <style:style style:name="P13" style:family="paragraph" style:parent-style-name="Standard">
      <style:paragraph-properties fo:text-align="justify" style:justify-single-word="false"/>
      <style:text-properties officeooo:rsid="0026319a" officeooo:paragraph-rsid="0026319a"/>
    </style:style>
    <style:style style:name="P14" style:family="paragraph" style:parent-style-name="Standard">
      <style:paragraph-properties fo:text-align="justify" style:justify-single-word="false"/>
      <style:text-properties officeooo:rsid="002a58b5" officeooo:paragraph-rsid="002a58b5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2a58b5" officeooo:paragraph-rsid="002a58b5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a58b5" officeooo:paragraph-rsid="002d2376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2a58b5" officeooo:paragraph-rsid="00311fbb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a58b5" officeooo:paragraph-rsid="002c0154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a58b5" officeooo:paragraph-rsid="002e9f3a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2a58b5" officeooo:paragraph-rsid="0036768f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2d2376" officeooo:paragraph-rsid="00311fbb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6pt" fo:font-weight="bold" officeooo:rsid="001ab562" officeooo:paragraph-rsid="001ab562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justify" style:justify-single-word="false"/>
      <style:text-properties officeooo:rsid="003462da" officeooo:paragraph-rsid="003462da"/>
    </style:style>
    <style:style style:name="P24" style:family="paragraph" style:parent-style-name="Standard">
      <style:paragraph-properties fo:text-align="justify" style:justify-single-word="false"/>
      <style:text-properties officeooo:paragraph-rsid="003974aa"/>
    </style:style>
    <style:style style:name="P25" style:family="paragraph" style:parent-style-name="Standard">
      <style:paragraph-properties fo:text-align="justify" style:justify-single-word="false"/>
      <style:text-properties officeooo:rsid="0034c4ed" officeooo:paragraph-rsid="0034c4ed"/>
    </style:style>
    <style:style style:name="P26" style:family="paragraph" style:parent-style-name="Standard">
      <style:paragraph-properties fo:text-align="justify" style:justify-single-word="false"/>
      <style:text-properties officeooo:rsid="003974aa" officeooo:paragraph-rsid="003974aa"/>
    </style:style>
    <style:style style:name="P27" style:family="paragraph" style:parent-style-name="Standard">
      <style:paragraph-properties fo:text-align="justify" style:justify-single-word="false" fo:break-before="page"/>
      <style:text-properties fo:font-weight="bold" officeooo:rsid="002a58b5" officeooo:paragraph-rsid="002a58b5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  <style:text-properties officeooo:rsid="001ab562" officeooo:paragraph-rsid="001ab562"/>
    </style:style>
    <style:style style:name="P29" style:family="paragraph" style:parent-style-name="Text_20_body">
      <style:paragraph-properties fo:text-align="justify" style:justify-single-word="false"/>
      <style:text-properties fo:font-weight="bold" officeooo:rsid="001ab562" officeooo:paragraph-rsid="001ab562" style:font-weight-asian="bold" style:font-weight-complex="bold"/>
    </style:style>
    <style:style style:name="P30" style:family="paragraph" style:parent-style-name="Text_20_body">
      <style:paragraph-properties fo:text-align="justify" style:justify-single-word="false"/>
      <style:text-properties officeooo:paragraph-rsid="001ab562"/>
    </style:style>
    <style:style style:name="P31" style:family="paragraph" style:parent-style-name="Table_20_Contents">
      <style:paragraph-properties fo:text-align="justify" style:justify-single-word="false"/>
      <style:text-properties officeooo:rsid="002c0154" officeooo:paragraph-rsid="002c0154"/>
    </style:style>
    <style:style style:name="P32" style:family="paragraph" style:parent-style-name="Table_20_Contents">
      <style:paragraph-properties fo:text-align="justify" style:justify-single-word="false"/>
      <style:text-properties officeooo:rsid="002c0154" officeooo:paragraph-rsid="002e9f3a"/>
    </style:style>
    <style:style style:name="P33" style:family="paragraph" style:parent-style-name="Table_20_Contents">
      <style:paragraph-properties fo:text-align="justify" style:justify-single-word="false"/>
      <style:text-properties officeooo:rsid="002d2376" officeooo:paragraph-rsid="002d2376"/>
    </style:style>
    <style:style style:name="P34" style:family="paragraph" style:parent-style-name="Table_20_Contents">
      <style:paragraph-properties fo:text-align="justify" style:justify-single-word="false"/>
    </style:style>
    <style:style style:name="P35" style:family="paragraph" style:parent-style-name="Table_20_Contents">
      <style:paragraph-properties fo:text-align="justify" style:justify-single-word="false"/>
      <style:text-properties officeooo:paragraph-rsid="002c0154"/>
    </style:style>
    <style:style style:name="P36" style:family="paragraph" style:parent-style-name="Standard">
      <style:paragraph-properties fo:text-align="justify" style:justify-single-word="false"/>
      <style:text-properties fo:font-weight="bold" officeooo:rsid="002d2376" officeooo:paragraph-rsid="00311fbb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weight="bold" officeooo:rsid="001e8dc9" officeooo:paragraph-rsid="001e8dc9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weight="bold" officeooo:rsid="001e8dc9" officeooo:paragraph-rsid="003b5c4f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weight="bold" officeooo:rsid="003974aa" officeooo:paragraph-rsid="003974aa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weight="bold" officeooo:rsid="004a2844" officeooo:paragraph-rsid="004a2844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weight="bold" officeooo:rsid="004baff5" officeooo:paragraph-rsid="004baff5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weight="bold" officeooo:rsid="004c2ade" officeooo:paragraph-rsid="004c2ade" style:font-weight-asian="bold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3974aa" officeooo:paragraph-rsid="003974aa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3974aa" officeooo:paragraph-rsid="0048f412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4c2ade" officeooo:paragraph-rsid="004c2ade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officeooo:rsid="0026319a" officeooo:paragraph-rsid="0020bada"/>
    </style:style>
    <style:style style:name="P47" style:family="paragraph" style:parent-style-name="Standard">
      <style:paragraph-properties fo:text-align="justify" style:justify-single-word="false"/>
      <style:text-properties officeooo:rsid="0026319a" officeooo:paragraph-rsid="003da1d7"/>
    </style:style>
    <style:style style:name="P48" style:family="paragraph" style:parent-style-name="Standard">
      <style:paragraph-properties fo:text-align="justify" style:justify-single-word="false"/>
      <style:text-properties officeooo:rsid="001ce6b6" officeooo:paragraph-rsid="001ce6b6"/>
    </style:style>
    <style:style style:name="P49" style:family="paragraph" style:parent-style-name="Standard">
      <style:paragraph-properties fo:text-align="justify" style:justify-single-word="false"/>
      <style:text-properties officeooo:rsid="001ce6b6" officeooo:paragraph-rsid="003b5c4f"/>
    </style:style>
    <style:style style:name="P50" style:family="paragraph" style:parent-style-name="Standard">
      <style:paragraph-properties fo:text-align="justify" style:justify-single-word="false"/>
      <style:text-properties officeooo:rsid="001ce6b6" officeooo:paragraph-rsid="00479e43"/>
    </style:style>
    <style:style style:name="P51" style:family="paragraph" style:parent-style-name="Standard">
      <style:paragraph-properties fo:text-align="justify" style:justify-single-word="false"/>
      <style:text-properties officeooo:rsid="001e8dc9" officeooo:paragraph-rsid="001e8dc9"/>
    </style:style>
    <style:style style:name="P52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Liberation Serif" fo:font-style="normal" style:text-underline-style="none" fo:font-weight="bold" officeooo:rsid="001ab562" officeooo:paragraph-rsid="004529c6" fo:background-color="#ffffff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Liberation Serif" fo:font-size="12pt" fo:font-style="normal" style:text-underline-style="none" fo:font-weight="bold" officeooo:rsid="001ab562" officeooo:paragraph-rsid="004529c6" fo:background-color="#ffffff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justify" style:justify-single-word="false"/>
      <style:text-properties officeooo:rsid="001bf8cd" officeooo:paragraph-rsid="001bf8cd"/>
    </style:style>
    <style:style style:name="P55" style:family="paragraph" style:parent-style-name="Standard">
      <style:paragraph-properties fo:text-align="justify" style:justify-single-word="false" fo:break-before="page"/>
      <style:text-properties fo:font-weight="bold" officeooo:rsid="003974aa" officeooo:paragraph-rsid="003974aa" style:font-weight-asian="bold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officeooo:rsid="002c0154" officeooo:paragraph-rsid="002c0154"/>
    </style:style>
    <style:style style:name="P57" style:family="paragraph" style:parent-style-name="Table_20_Contents">
      <style:paragraph-properties fo:text-align="justify" style:justify-single-word="false"/>
      <style:text-properties officeooo:rsid="002c0154" officeooo:paragraph-rsid="002e9f3a"/>
    </style:style>
    <style:style style:name="P58" style:family="paragraph" style:parent-style-name="Text_20_body">
      <style:paragraph-properties fo:text-align="justify" style:justify-single-word="false"/>
      <style:text-properties fo:color="#000000" style:text-line-through-style="none" style:text-line-through-type="none" fo:font-style="normal" style:text-underline-style="none" style:font-style-asian="normal" style:font-style-complex="normal"/>
    </style:style>
    <style:style style:name="P59" style:family="paragraph" style:parent-style-name="Text_20_body">
      <style:paragraph-properties fo:text-align="justify" style:justify-single-word="false"/>
      <style:text-properties fo:color="#000000" style:text-line-through-style="none" style:text-line-through-type="none" style:font-name="Liberation Serif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officeooo:rsid="001ab562" officeooo:paragraph-rsid="003ae04a"/>
    </style:style>
    <style:style style:name="P61" style:family="paragraph" style:parent-style-name="Text_20_body">
      <style:paragraph-properties fo:margin-left="0cm" fo:margin-right="0cm" fo:orphans="2" fo:widows="2" fo:text-indent="0cm" style:auto-text-indent="false"/>
      <style:text-properties fo:color="#000000"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1fbb" style:font-weight-asian="bold" style:font-weight-complex="bold"/>
    </style:style>
    <style:style style:name="T3" style:family="text">
      <style:text-properties fo:font-weight="bold" officeooo:rsid="002c0154" style:font-weight-asian="bold" style:font-weight-complex="bold"/>
    </style:style>
    <style:style style:name="T4" style:family="text">
      <style:text-properties fo:font-weight="bold" officeooo:rsid="0038903d" style:font-weight-asian="bold" style:font-weight-complex="bold"/>
    </style:style>
    <style:style style:name="T5" style:family="text">
      <style:text-properties fo:font-weight="bold" officeooo:rsid="003974aa" style:font-weight-asian="bold" style:font-weight-complex="bold"/>
    </style:style>
    <style:style style:name="T6" style:family="text">
      <style:text-properties fo:font-weight="bold" officeooo:rsid="003da1d7" style:font-weight-asian="bold" style:font-weight-complex="bold"/>
    </style:style>
    <style:style style:name="T7" style:family="text">
      <style:text-properties officeooo:rsid="001bf8cd"/>
    </style:style>
    <style:style style:name="T8" style:family="text">
      <style:text-properties officeooo:rsid="002c0154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974aa" style:font-weight-asian="normal" style:font-weight-complex="normal"/>
    </style:style>
    <style:style style:name="T11" style:family="text">
      <style:text-properties fo:font-weight="normal" officeooo:rsid="001ce6b6" style:font-weight-asian="normal" style:font-weight-complex="normal"/>
    </style:style>
    <style:style style:name="T12" style:family="text">
      <style:text-properties fo:font-weight="normal" officeooo:rsid="003b5c4f" style:font-weight-asian="normal" style:font-weight-complex="normal"/>
    </style:style>
    <style:style style:name="T13" style:family="text">
      <style:text-properties fo:font-weight="normal" officeooo:rsid="003caa54" style:font-weight-asian="normal" style:font-weight-complex="normal"/>
    </style:style>
    <style:style style:name="T14" style:family="text">
      <style:text-properties fo:font-weight="normal" officeooo:rsid="003f1504" style:font-weight-asian="normal" style:font-weight-complex="normal"/>
    </style:style>
    <style:style style:name="T15" style:family="text">
      <style:text-properties fo:font-weight="normal" officeooo:rsid="0040a643" style:font-weight-asian="normal" style:font-weight-complex="normal"/>
    </style:style>
    <style:style style:name="T16" style:family="text">
      <style:text-properties fo:font-weight="normal" officeooo:rsid="0043aa6f" style:font-weight-asian="normal" style:font-weight-complex="normal"/>
    </style:style>
    <style:style style:name="T17" style:family="text">
      <style:text-properties fo:font-weight="normal" officeooo:rsid="0048f412" style:font-weight-asian="normal" style:font-weight-complex="normal"/>
    </style:style>
    <style:style style:name="T18" style:family="text">
      <style:text-properties officeooo:rsid="002d2376"/>
    </style:style>
    <style:style style:name="T19" style:family="text">
      <style:text-properties fo:color="#000000" style:text-line-through-style="none" style:text-line-through-type="none" fo:font-style="normal" style:text-underline-style="none" fo:font-weight="bold" officeooo:rsid="001ab562" style:font-style-asian="normal" style:font-weight-asian="bold" style:font-style-complex="normal" style:font-weight-complex="bold"/>
    </style:style>
    <style:style style:name="T20" style:family="text">
      <style:text-properties fo:color="#000000" style:text-line-through-style="none" style:text-line-through-type="none" fo:font-style="normal" style:text-underline-style="none" officeooo:rsid="001ab562" style:font-style-asian="normal" style:font-style-complex="normal"/>
    </style:style>
    <style:style style:name="T21" style:family="text">
      <style:text-properties fo:color="#000000" style:text-line-through-style="none" style:text-line-through-type="none" fo:font-style="normal" style:text-underline-style="none" fo:font-weight="normal" officeooo:rsid="001ab562" style:font-style-asian="normal" style:font-weight-asian="normal" style:font-style-complex="normal" style:font-weight-complex="normal"/>
    </style:style>
    <style:style style:name="T22" style:family="text">
      <style:text-properties officeooo:rsid="0036768f"/>
    </style:style>
    <style:style style:name="T23" style:family="text">
      <style:text-properties officeooo:rsid="0037197f"/>
    </style:style>
    <style:style style:name="T24" style:family="text">
      <style:text-properties officeooo:rsid="0038903d"/>
    </style:style>
    <style:style style:name="T25" style:family="text">
      <style:text-properties officeooo:rsid="003ae04a"/>
    </style:style>
    <style:style style:name="T26" style:family="text">
      <style:text-properties officeooo:rsid="003b5c4f"/>
    </style:style>
    <style:style style:name="T27" style:family="text">
      <style:text-properties officeooo:rsid="003da1d7"/>
    </style:style>
    <style:style style:name="T28" style:family="text">
      <style:text-properties fo:font-variant="normal" fo:text-transform="none" fo:font-size="10.5pt" fo:letter-spacing="normal"/>
    </style:style>
    <style:style style:name="T29" style:family="text">
      <style:text-properties fo:font-variant="normal" fo:text-transform="none" style:text-line-through-style="none" style:text-line-through-type="none" style:font-name="Liberation Serif" fo:font-size="12pt" fo:letter-spacing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letter-spacing="normal"/>
    </style:style>
    <style:style style:name="T31" style:family="text">
      <style:text-properties fo:font-variant="normal" fo:text-transform="none" fo:letter-spacing="normal" officeooo:rsid="0038903d"/>
    </style:style>
    <style:style style:name="T32" style:family="text">
      <style:text-properties fo:font-variant="normal" fo:text-transform="none" fo:letter-spacing="normal" officeooo:rsid="004529c6"/>
    </style:style>
    <style:style style:name="T33" style:family="text">
      <style:text-properties fo:font-variant="normal" fo:text-transform="none" fo:letter-spacing="normal" style:text-blinking="false"/>
    </style:style>
    <style:style style:name="T34" style:family="text">
      <style:text-properties fo:font-variant="normal" fo:text-transform="none" style:font-name="Liberation Serif" fo:font-size="12pt" fo:letter-spacing="normal" fo:font-weight="normal" fo:background-color="#ffffff" loext:char-shading-value="0" style:font-size-asian="12pt" style:font-weight-asian="normal" style:font-size-complex="12pt" style:font-weight-complex="normal"/>
    </style:style>
    <style:style style:name="T35" style:family="text">
      <style:text-properties officeooo:rsid="0045c204"/>
    </style:style>
    <style:style style:name="T36" style:family="text">
      <style:text-properties officeooo:rsid="0048f4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Anderson Andrei da Silva, 8944025</text:p>
      <text:p text:style-name="P22">Relatório EP<text:span text:style-name="T25">3</text:span> – <text:span text:style-name="T25">3 Reversão</text:span></text:p>
      <text:p text:style-name="P1"/>
      <text:p text:style-name="P7"><text:span text:style-name="T24">1.0 </text:span>BACKTRACKING</text:p>
      <text:p text:style-name="P1"/>
      <text:p text:style-name="P30"><text:span text:style-name="T21"><text:tab/>Backtracking</text:span><text:span text:style-name="T19"> </text:span><text:span text:style-name="T20">é um tipo de algoritmo que representa um refinamento da busca por força bruta, em que múltiplas soluções podem ser eliminadas sem serem explicitamente examinadas. O termo foi cunhado pelo matemático estado-unidense D. H. Lehmer na década de 1950.</text:span></text:p>
      <text:p text:style-name="P58"><text:tab/>Uma busca inicial em um programa nessa linguagem segue o padrão busca em profundidade, ou seja, a árvore é percorrida sistematicamente de cima para baixo e da esquerda para direita. Quando essa pesquisa falha, ou é encontrado um nodo terminal da árvore, entra em funcionamento o mecanismo de backtracking. Esse procedimento faz com que o sistema retorne pelo mesmo caminho percorrido com a finalidade de encontrar soluções alternativas.</text:p>
      <text:p text:style-name="P53"><text:span text:style-name="T32">2</text:span><text:span text:style-name="T31">.0 </text:span><text:span text:style-name="T32">BUBBLE SORT</text:span></text:p>
      <text:p text:style-name="P52"><text:span text:style-name="T28"/></text:p>
      <text:p text:style-name="P59"><text:span text:style-name="T30"><text:tab/>O bubble sort, ou ordenação por flutuação (literalmente "por bolha"), é um </text:span><text:span text:style-name="T33">algoritmo de ordenação</text:span><text:span text:style-name="T30"> dos mais simples. A ideia é percorrer o </text:span><text:span text:style-name="T33">vector</text:span><text:span text:style-name="T30"> diversas vezes, a cada passagem fazendo flutuar para o topo o maior elemento da sequência. Essa movimentação lembra a forma como as bolhas em um </text:span><text:span text:style-name="T33">tanque</text:span><text:span text:style-name="T30"> de água procuram seu próprio nível, e disso vem o nome do algoritmo.</text:span></text:p>
      <text:p text:style-name="P61"><text:span text:style-name="T34"><text:tab/>No melhor caso, o algoritmo executa operações relevantes, onde n representa o número de elementos do vector. No pior caso, são feitas operações. A </text:span><text:span text:style-name="T29">complexidade</text:span><text:span text:style-name="T34"> desse </text:span><text:span text:style-name="T29">algoritmo</text:span><text:span text:style-name="T34"> é de </text:span><text:span text:style-name="T29">Ordem quadrática</text:span><text:span text:style-name="T34">. Por isso, ele não é recomendado para programas que precisem de velocidade e operem com quantidade elevada de dados.</text:span></text:p>
      <text:p text:style-name="P29"><text:span text:style-name="T35">3.0 </text:span>APLICAÇÃO LOCAL</text:p>
      <text:p text:style-name="P60"><text:tab/>Aqui utilizaremos o backtracking para achar uma <text:span text:style-name="T25">sequencia de índices a serem trocados a fim de deixar o vetor recebido ordenado, e o Bubble Sort será adapatado e utilizado em dos casos específicos do problema.</text:span></text:p>
      <text:p text:style-name="P28"><text:tab/><text:span text:style-name="T25">Para facilitar a compreensão trataremos aqui cada troca de valores a partir de um determinado índice como movimento. </text:span>Como dito à cima, o <text:span text:style-name="T25">programa</text:span> mesmo executa uma busca por força bruta, onde, ao encontrar um primeiro movimento válido repetirá o procedimento até que encontre uma solução ou chegue em um estado em que nada mais pode ser feito. <text:span text:style-name="T7">Nesse</text:span> caso ele retornará e irá desfazer tudo o que a última decisão alterou e então tentará verificar outras possibilidades diferentes. Ao fim, se ainda assim não encontrar nenhuma solução e tiver percorrido todos os “caminhos” possíveis, significa que realmente aquela instância do problema não tem solução.</text:p>
      <text:p text:style-name="P54"><text:tab/>Ou seja, aqui faremos testes sistemáticos e repetitivos em todas as posições do <text:span text:style-name="T25">vetor</text:span> cuja se encaixe nas devidas condições. Ao encontrarmos um movimento válido o faremos, o que acarretará na mudança do <text:span text:style-name="T25">vetor</text:span> e no início de uma nova busca por mais um movimento válido. E assim prosseguiremos até cairmos em um dos dois casos já descritos.</text:p>
      <text:p text:style-name="P2"/>
      <text:p text:style-name="P5"><text:span text:style-name="T36">4.0 </text:span>IMPLEMENTAÇÃO:</text:p>
      <text:p text:style-name="P3"/>
      <text:p text:style-name="P50"><text:soft-page-break/><text:tab/><text:span text:style-name="T25">Temos um vetor de inteiros de tamanho n &gt; 0 que trataremos de forma “circular”, ou seja, seu fim se conecta com seu início, e dessa forma o vetor não tem fim, apenas volta para o início ao atingir sua posição n. Para percorrê-lo fazendo os testes necessários utilizaremos duas variáveis auxiliares que terão a função de contadoras. A primeira irá contar a posição, ou seja, será o índice do vetor e será atualizada de 1 em 1, enquanto a segunda controlará o número de tentativas já feitas para aquele vetor. Assim, podemos iniciar a busca de qualquer posição do vetor, e a mesma não se encerrará necessariamente na posição n-1, logo, dado o tamanho do vetor sabemos que ele percorreu todas as posições possível se ele percorreu n posições, assim sendo <text:s/>, a variável que controlará o número de tentativas já percorrida, contabilizará valores de 0 a n sem se preocupar com o real índice atual do vetor e também sendo atualizada de 1 em 1.</text:span></text:p>
      <text:p text:style-name="P49"/>
      <text:p text:style-name="P49"><text:span text:style-name="T26"><text:s/><text:tab/>Para controlar o backtacking utilizaremos uma pilha de números inteiros onde serão empilhadas as duas variáveis descritas à cima, sendo empilhadas respectivamente a que controla o índice do vetor e depois a que controla o número de tentativas. Dessa forma saberemos qual foi o índice de partida da troca efetuada, e em qual tentativa estavamos, para que então, quando não houverem mais movimentos e então for necessário desempilhar as ultimas decisões tomadas verificarmos se é possível continuar tentando para outras posições e para qual indice devemos desfazer uma troca.</text:span></text:p>
      <text:p text:style-name="P3"/>
      <text:p text:style-name="P5"><text:span text:style-name="T36">4.1 </text:span>Entrada de dados:</text:p>
      <text:p text:style-name="P3"/>
      <text:p text:style-name="P3"><text:tab/><text:span text:style-name="T26">O programa recebe um número</text:span> <text:span text:style-name="T26">inteiro </text:span>n &gt; 0 <text:span text:style-name="T26">e</text:span> um vetor com n inteiros.</text:p>
      <text:p text:style-name="P3"/>
      <text:p text:style-name="P37"><text:span text:style-name="T36">4.2 </text:span>Saída de dados:</text:p>
      <text:p text:style-name="P37"><text:tab/></text:p>
      <text:p text:style-name="P38"><text:tab/><text:span text:style-name="T12">O programa</text:span><text:span text:style-name="T11"> imprim</text:span><text:span text:style-name="T12">e, </text:span><text:span text:style-name="T13">caso houver solução,</text:span><text:span text:style-name="T11"> uma </text:span><text:span text:style-name="T12">série</text:span><text:span text:style-name="T11"> de 3-rota</text:span><text:span text:style-name="T12">ções</text:span><text:span text:style-name="T11"> que ordene este vetor em ordem crescente, </text:span><text:span text:style-name="T12">sendo representadas pela índice inicial que deve ser trocado. </text:span><text:span text:style-name="T13">Caso contrário imprime a mensagem “Nao e possivel”.</text:span></text:p>
      <text:p text:style-name="P4"/>
      <text:p text:style-name="P4"/>
      <text:p text:style-name="P8"><text:span text:style-name="T36">5. </text:span>DINÂMICA DO ALGORITMO:</text:p>
      <text:p text:style-name="P46"/>
      <text:p text:style-name="P47"><text:tab/><text:span text:style-name="T27">Trabalhando com vetores de tamanho n, temos dois casos, n par ou n ímpar. Para n ímpar aplicaremos o algoritmo que trabalha com backtracking; e para os casos onde n é par, primeiro faremos testes para verificar se é possível obter uma solução para eles. Em particular para o caso n=2 apenas verificamos se já está ordenado, se não estiver vamos imprimir a mensagem indicando que não é possível ordená-lo, pois não é possível fazer movimento algum com ele.</text:span></text:p>
      <text:p text:style-name="P47"><text:span text:style-name="T6"><text:tab/></text:span><text:span text:style-name="T14">Nos casos para n par temos a especificidade de que partindo de um índice em específico não é possível chegar em qualquer outro como nos casos de n ímpar. Assim sendo, partindo de um ce</text:span><text:span text:style-name="T16">rt</text:span><text:span text:style-name="T14">o índice só “teremos acesso” a outros específicos e então para acessar os que não foram abrangidos por esse “caminho”, temos que usar outro índice de partida.</text:span></text:p>
      <text:p text:style-name="P47"><text:span text:style-name="T14"><text:tab/>Para verificar a possibilidade de tal vetor ser ordenado, utilizaremos uma adaptação do algoritmo conhecido </text:span><text:span text:style-name="T15">como Bubble Sort, e a adaptação se dará nas comparações a serem feitas, que aqui serão entre valores dispostos com a distancia de 1 posição. Dessa forma, serão comparados todos os pares e todos os ímpares separadamente. Ao final da aplicação dessa </text:span><text:span text:style-name="T16">adequação do algoritmo</text:span><text:span text:style-name="T15"> ter</text:span><text:span text:style-name="T16">e</text:span><text:span text:style-name="T15">mos que os números pares e os ímpares estarão ordenados </text:span><text:span text:style-name="T16">separadamente,</text:span><text:span text:style-name="T15"> mas </text:span><text:span text:style-name="T16">quando </text:span><text:span text:style-name="T15">intercalados entre si, não se </text:span><text:span text:style-name="T16">manterão ordenados</text:span><text:span text:style-name="T15"> necessariamente. Assim, se obtivermos um vetor ordenado significa que mesmo com as limitações já especificadas, o menor valor por exemplo, poderá ser posto na primeira posição, assim como o segundo menor na segunda posição e assim respectivamente, permitindo assim serem ordenados. </text:span><text:span text:style-name="T16">Caso contrário, saberemos que não conseguiremos ordená-los e então nem tentaremos aplicar o algoritmo que com backtracking.</text:span></text:p>
      <text:p text:style-name="P46"><text:soft-page-break/><text:tab/><text:span text:style-name="T27">Procuramos por 3-Reversões válidas, ou seja, valores que estejam em posições intercaladas por um outro valor qualquer, e que seja o da esquerda menor que o da direita. Quando encontrados eles são trocados de forma que o valor que ficava no meio deles permanece intacto. Em seguida são empilhados o índice da posição do valor que estava à esquerda, e o número ao qual se refere esta tentativa de solução.</text:span></text:p>
      <text:p text:style-name="P46"><text:tab/><text:span text:style-name="T27">Assim, quando não obtemos êxito em um “caminho” , fazemos o bakctracking, desempilhamos os dois últimos valores do topo da pilha, desfazemos a troca e incrementamos o número da tentativa e retomamos o processo.</text:span></text:p>
      <text:p text:style-name="P13"/>
      <text:p text:style-name="P6"><text:span text:style-name="T36">6. </text:span>FUNÇÕES </text:p>
      <text:p text:style-name="P14"/>
      <text:p text:style-name="P14"><text:tab/>Para a implementação do programa, foram utilizadas as seguintes funções: </text:p>
      <text:p text:style-name="P14"/>
      <text:p text:style-name="P6">/* Struct que armazena os dados (linha,coluna e movimento feito) dos movimentos que serão empilhados*/</text:p>
      <text:p text:style-name="P14">typedef struct {</text:p>
      <text:p text:style-name="P14"><text:tab/>int l;</text:p>
      <text:p text:style-name="P14"><text:tab/>int c;</text:p>
      <text:p text:style-name="P14"><text:tab/>int mv;</text:p>
      <text:p text:style-name="P14">} movimento;</text:p>
      <text:p text:style-name="P14"/>
      <text:p text:style-name="P6">/* Struct que define uma pilha */</text:p>
      <text:p text:style-name="P14">typedef struct {</text:p>
      <text:p text:style-name="P14"><text:tab/>int topo;</text:p>
      <text:p text:style-name="P14"><text:tab/>movimento *v;</text:p>
      <text:p text:style-name="P14"><text:tab/>int tam;</text:p>
      <text:p text:style-name="P14">} pilha;</text:p>
      <text:p text:style-name="P14"/>
      <text:p text:style-name="P6">/* Recebe um inteiro n e devolve uma pilha de tamanhao n alocada dinamicamente. */</text:p>
      <text:p text:style-name="P14">pilha *criaPilha (int n);</text:p>
      <text:p text:style-name="P14"/>
      <text:p text:style-name="P6">/* Recebe um ponteiro para um pilha e devolve 1 se ela estiver vazia ou 0 caso contrário.*/</text:p>
      <text:p text:style-name="P14">int pilhaVazia(pilha *p);</text:p>
      <text:p text:style-name="P14"/>
      <text:p text:style-name="P6">/* Recebe um ponteiro para um pilha e devolve 1 se ela estiver cheia ou 0 caso contrário.*/</text:p>
      <text:p text:style-name="P14">int pilhaCheia (pilha *p);</text:p>
      <text:p text:style-name="P14"/>
      <text:p text:style-name="P6">/* Recebe um ponteiro para um pilha, um ponteiro para movimento e um ponteiro para um inteiro tamanho (tam). <text:s/>Então desempilha o elemento do topo da pilha e altera diretamente os valores de movimento através do <text:s/>ponteiro recebido. */</text:p>
      <text:p text:style-name="P14">void desempilha (pilha *p, movimento *mov, int *tam);</text:p>
      <text:p text:style-name="P14"/>
      <text:p text:style-name="P6">/* Recebe o ponteiro para um pilha, um ponteiro para movimento e um ponteiro para um inteiro tamanho (tam) e empilha o movimento na pilha. */</text:p>
      <text:p text:style-name="P14">void empilha (pilha *p, movimento n, int *tam);</text:p>
      <text:p text:style-name="P14"/>
      <text:p text:style-name="P6">/* Recebe um ponteiro para pilha e devolve o elemento do topo.*/</text:p>
      <text:p text:style-name="P14">int topoPilha(pilha *p);</text:p>
      <text:p text:style-name="P14"/>
      <text:p text:style-name="P6">/* Recebe um ponteiro para um pilha e libera o espaço que foi alocado para a mesma.*/</text:p>
      <text:p text:style-name="P14">void destroiPilha(pilha *p);</text:p>
      <text:p text:style-name="P14"/>
      <text:p text:style-name="P9"><text:soft-page-break/>/* Recebe um inteiro lin e devolve o enderaço de um vetor alocado dinamicamente de tamanho lin.*/</text:p>
      <text:p text:style-name="P23">int *criaVetor(int lin);</text:p>
      <text:p text:style-name="P23"/>
      <text:p text:style-name="P10">/* Recebe um ponteiro de inteiro e libera o espaço alocado para ele.*/</text:p>
      <text:p text:style-name="P25">void destroiVetor(int *v);</text:p>
      <text:p text:style-name="P12"/>
      <text:p text:style-name="P6">/* Recebe dois inteiros lin,col e devolve o endereço de uma matriz <text:s/>de dimensão mxn alocada dinamicamente. */</text:p>
      <text:p text:style-name="P15">int **criaMatriz(int lin, int col);</text:p>
      <text:p text:style-name="P15"/>
      <text:p text:style-name="P6">/* Recebe o endereço de uma matriz, seu número de lin e colunas e zera todos os seus elementos. */</text:p>
      <text:p text:style-name="P15">void zeraMatriz(int **tab, int lin, int col);</text:p>
      <text:p text:style-name="P15"/>
      <text:p text:style-name="P6">/* Recebe o endereço de uma matriz, seu número de lin e colunas e libera o espaço que foi alocado para tal. */</text:p>
      <text:p text:style-name="P15">void destroiMatriz(int **tab, int lin, int col);</text:p>
      <text:p text:style-name="P15"/>
      <text:p text:style-name="P6">/* Recebe o endereço de uma matriz, seu número de lin e colunas e imprime a matriz */</text:p>
      <text:p text:style-name="P15">void imprimeMatriz(int **tab, int lin, int col);</text:p>
      <text:p text:style-name="P15"/>
      <text:p text:style-name="P6">/* Recebe o endereço de duas matrizes, o número de linhas e colunas de ambas (que são de mesma dimensão) e troca (ou inverte) os valores da <text:s/>primeira da seguinte forma: 1 por -1 e -1 por 1, <text:s/>e armazena na seguunda */</text:p>
      <text:p text:style-name="P15">void inverteMatriz (int **tab, int **tabInversa, int lin, int col);</text:p>
      <text:p text:style-name="P15"/>
      <text:p text:style-name="P6">/* Recebe o endereço de duas matrizes, o número de linhas e colunas de ambas (que são de mesma dimensão) compara todos os elementos de ambas verificando se todos são iguais. Se sim, devolve 1. Caso contrário, devolve 0. */</text:p>
      <text:p text:style-name="P15">int comparaMatriz (int **tabA, int **tabB, int lin, int col);</text:p>
      <text:p text:style-name="P15"/>
      <text:p text:style-name="P6">/* Recebe um ponteiro para uma matriz tab, e inteiros p,q,mov,lin,col representando respectivamente a posição (p,q) do elemento, um movimento e a dimensão da matriz tab lin x col. Devolve se é possível fazer o movimento mov no tabuleiro tab dadas <text:s/>as condições dos paramentros recebidos. <text:s/>*/</text:p>
      <text:p text:style-name="P15">int podeMover(int **tab, int p, int q, int mov, int lin, int col);</text:p>
      <text:p text:style-name="P15"/>
      <text:p text:style-name="P6">/* Recebe um ponteiro para uma matriz tab, ponteiros para inteiros p,q, espaços e peças, e um inteiro mov representando respectivamente a posição (p,q) do elemento a ser movido, o número de espaços e peças <text:s/>no tabuleiro tab e o movimento em questão. O movimento mov é feito, e as alterações necessárias são feitas <text:s/>diretamentes no tabuleiro tab. */</text:p>
      <text:p text:style-name="P15">void movePeca(int **tab,int *p, int *q, int mov, int *espacos, int *pecas);</text:p>
      <text:p text:style-name="P15"/>
      <text:p text:style-name="P6">/* Recebe um ponteiro para uma matriz tab, ponteiros para inteiros p,q, <text:s/>espaços e peças, e um inteiro mov representando respectivamente a <text:s/>posição (p,q) do elemento a ser movido, o número de espaços e peças <text:s/>no tabuleiro tab e o movimento em questão. <text:s/>O movimento mov é desfeito, e as alterações necessárias são feitas <text:s/>diretamentes no tabuleiro tab. */</text:p>
      <text:p text:style-name="P15">void voltaPeca(int **tab,int *p, int *q, int mov, int *espacos, int *pecas);</text:p>
      <text:p text:style-name="P15"/>
      <text:p text:style-name="P6">/* Recebe um ponteiro de uma matriz de inteiros e dois inteiros representando sua dimensão e devolve 1 caso for possível inverter os 1s e -1s de tab, ou 0, caso contrário.*/</text:p>
      <text:p text:style-name="P15"><text:soft-page-break/>int restaN (int **tab, int lin, int col);</text:p>
      <text:p text:style-name="P15"/>
      <text:p text:style-name="P40">QESTIONAMENTOS</text:p>
      <text:p text:style-name="P40"/>
      <text:p text:style-name="P41">É possível ordenar um vetor de qualquer tamanho com 3-rotações?</text:p>
      <text:p text:style-name="P45"/>
      <text:p text:style-name="P45"><text:tab/>Não. Não é possível ordenar qualquer vetor de qualquer tamanho, mas por conta de sua instância. Vamos aqui separar os números em pares e ímpares e então se formos levar em consideração o tamanho do vetor, podemos ordenar vetores de tamanhos pares e ímpares. Para os casos ímpares podemos ordenar com 3-rotações com qualquer instância, entretanto, para os casos de tamanho par existem instâncias que podem e não podem ser ordenadas para um mesmo n. </text:p>
      <text:p text:style-name="P41"/>
      <text:p text:style-name="P41">Dado um vetor de tamanho n é possíver irdenar qualquer instancia com 3- rotações?</text:p>
      <text:p text:style-name="P41"/>
      <text:p text:style-name="P42"><text:tab/><text:span text:style-name="T9">Como dito acima, não. Podem haver casos em que para um determinado número n existe uma instância possível de se ordenar, assim como outras que não. Por exemplo:</text:span></text:p>
      <text:p text:style-name="P42"><text:span text:style-name="T9"><text:tab/></text:span></text:p>
      <text:p text:style-name="P42"><text:span text:style-name="T9"><text:tab/>Seja n = 4: A instancia [3, 2, 1, 4] é passível de ordenação. Já a instancia [2, 1, 4, 3] não. <text:s/></text:span></text:p>
      <text:p text:style-name="P41"/>
      <text:p text:style-name="P41"/>
      <text:p text:style-name="P41">Ual o número máimo de 3-rotações que seu algortimo executa pra ordenar um vetor? </text:p>
      <text:p text:style-name="P27"><text:span text:style-name="T36">7.0 </text:span>RESULTADOS:</text:p>
      <text:p text:style-name="P15"/>
      <text:p text:style-name="P15"><text:tab/>Foram testadas alguns tabuleiros para efeito de testes no programa, onde todos os testados obtiveram resultados satisfatórios (os que eram possíveis foram feitos e os que não eram foi devolvido “Impossivel”). Alguns desses tabuleiros e o tempo de execução <text:span text:style-name="T23">médio (pois variou as vezes quando testado)</text:span> para eles são:</text:p>
      <text:p text:style-name="P15"/>
      <text:p text:style-name="P16"><text:tab/><text:span text:style-name="T4">a)</text:span> <text:span text:style-name="T3">Tempo de execução:</text:span><text:span text:style-name="T8"> 0m0.002s</text:span></text:p>
      <text:p text:style-name="P17"><text:tab/> <text:s text:c="3"/><text:span text:style-name="T2">Tabuleiro:</text:span><text:span text:style-name="T1"><text:tab/></text:span></text:p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31">1</text:p>
          </table:table-cell>
          <table:table-cell table:style-name="Tabela1.A1" office:value-type="string">
            <text:p text:style-name="P31">1</text:p>
          </table:table-cell>
          <table:table-cell table:style-name="Tabela1.C1" office:value-type="string">
            <text:p text:style-name="P34">-<text:span text:style-name="T8">1</text:span></text:p>
          </table:table-cell>
        </table:table-row>
        <table:table-row>
          <table:table-cell table:style-name="Tabela1.A2" office:value-type="string">
            <text:p text:style-name="P31">1</text:p>
          </table:table-cell>
          <table:table-cell table:style-name="Tabela1.A2" office:value-type="string">
            <text:p text:style-name="P31">1</text:p>
          </table:table-cell>
          <table:table-cell table:style-name="Tabela1.C2" office:value-type="string">
            <text:p text:style-name="P34">-<text:span text:style-name="T8">1</text:span></text:p>
          </table:table-cell>
        </table:table-row>
        <table:table-row>
          <table:table-cell table:style-name="Tabela1.A2" office:value-type="string">
            <text:p text:style-name="P31">1</text:p>
          </table:table-cell>
          <table:table-cell table:style-name="Tabela1.A2" office:value-type="string">
            <text:p text:style-name="P31">1</text:p>
          </table:table-cell>
          <table:table-cell table:style-name="Tabela1.C2" office:value-type="string">
            <text:p text:style-name="P34">-<text:span text:style-name="T8">1</text:span></text:p>
          </table:table-cell>
        </table:table-row>
      </table:table>
      <text:p text:style-name="P15"/>
      <text:p text:style-name="P15"/>
      <text:p text:style-name="P17"><text:tab/><text:span text:style-name="T1">b)</text:span><text:span text:style-name="T3">Tempo de execução:</text:span><text:span text:style-name="T8"> 0m0.002s</text:span></text:p>
      <text:p text:style-name="P17"><text:tab/> <text:s text:c="3"/><text:span text:style-name="T2">Tabuleiro:</text:span></text:p>
      <text:p text:style-name="P17"/>
      <table:table table:name="Tabela2" table:style-name="Tabela2">
        <table:table-column table:style-name="Tabela2.A" table:number-columns-repeated="2"/>
        <table:table-column table:style-name="Tabela2.C"/>
        <table:table-row>
          <table:table-cell table:style-name="Tabela2.A1" office:value-type="string">
            <text:p text:style-name="P31">-1</text:p>
          </table:table-cell>
          <table:table-cell table:style-name="Tabela2.A1" office:value-type="string">
            <text:p text:style-name="P31">1</text:p>
          </table:table-cell>
          <table:table-cell table:style-name="Tabela2.C1" office:value-type="string">
            <text:p text:style-name="P31">1</text:p>
          </table:table-cell>
        </table:table-row>
        <table:table-row>
          <table:table-cell table:style-name="Tabela2.A2" office:value-type="string">
            <text:p text:style-name="P31">1</text:p>
          </table:table-cell>
          <table:table-cell table:style-name="Tabela2.A2" office:value-type="string">
            <text:p text:style-name="P31">-1</text:p>
          </table:table-cell>
          <table:table-cell table:style-name="Tabela2.C2" office:value-type="string">
            <text:p text:style-name="P31">1</text:p>
          </table:table-cell>
        </table:table-row>
        <table:table-row>
          <table:table-cell table:style-name="Tabela2.A2" office:value-type="string">
            <text:p text:style-name="P31">1</text:p>
          </table:table-cell>
          <table:table-cell table:style-name="Tabela2.A2" office:value-type="string">
            <text:p text:style-name="P31">1</text:p>
          </table:table-cell>
          <table:table-cell table:style-name="Tabela2.C2" office:value-type="string">
            <text:p text:style-name="P31">1</text:p>
          </table:table-cell>
        </table:table-row>
        <table:table-row>
          <table:table-cell table:style-name="Tabela2.A2" office:value-type="string">
            <text:p text:style-name="P31">-<text:span text:style-name="T18">1</text:span></text:p>
          </table:table-cell>
          <table:table-cell table:style-name="Tabela2.A2" office:value-type="string">
            <text:p text:style-name="P33">1</text:p>
          </table:table-cell>
          <table:table-cell table:style-name="Tabela2.C2" office:value-type="string">
            <text:p text:style-name="P35">-<text:span text:style-name="T18">1</text:span></text:p>
          </table:table-cell>
        </table:table-row>
      </table:table>
      <text:p text:style-name="P18"/>
      <text:p text:style-name="P15"/>
      <text:p text:style-name="P20"><text:span text:style-name="T1"><text:tab/>c) </text:span><text:span text:style-name="T2">Tempo de execução: </text:span><text:span text:style-name="T22">0m0.037s</text:span></text:p>
      <text:p text:style-name="P17"><text:tab/> <text:s text:c="3"/><text:span text:style-name="T2">Tabuleiro:</text:span></text:p>
      <table:table table:name="Tabela3" table:style-name="Tabela3">
        <table:table-column table:style-name="Tabela3.A"/>
        <table:table-column table:style-name="Tabela3.B"/>
        <table:table-column table:style-name="Tabela3.A" table:number-columns-repeated="2"/>
        <table:table-column table:style-name="Tabela3.B"/>
        <table:table-column table:style-name="Tabela3.F"/>
        <table:table-column table:style-name="Tabela3.A"/>
        <table:table-row>
          <table:table-cell table:style-name="Tabela3.A1" office:value-type="string">
            <text:p text:style-name="P31">0</text:p>
          </table:table-cell>
          <table:table-cell table:style-name="Tabela3.A1" office:value-type="string">
            <text:p text:style-name="P31">0</text:p>
          </table:table-cell>
          <table:table-cell table:style-name="Tabela3.A1" office:value-type="string">
            <text:p text:style-name="P31">1</text:p>
          </table:table-cell>
          <table:table-cell table:style-name="Tabela3.A1" office:value-type="string">
            <text:p text:style-name="P31">1</text:p>
          </table:table-cell>
          <table:table-cell table:style-name="Tabela3.A1" office:value-type="string">
            <text:p text:style-name="P31">1</text:p>
          </table:table-cell>
          <table:table-cell table:style-name="Tabela3.A1" office:value-type="string">
            <text:p text:style-name="P31">0</text:p>
          </table:table-cell>
          <table:table-cell table:style-name="Tabela3.G1" office:value-type="string">
            <text:p text:style-name="P31">0</text:p>
          </table:table-cell>
        </table:table-row>
        <table:table-row>
          <table:table-cell table:style-name="Tabela3.A2" office:value-type="string">
            <text:p text:style-name="P31">0</text:p>
          </table:table-cell>
          <table:table-cell table:style-name="Tabela3.A2" office:value-type="string">
            <text:p text:style-name="P31">0</text:p>
          </table:table-cell>
          <table:table-cell table:style-name="Tabela3.A2" office:value-type="string">
            <text:p text:style-name="P31">1</text:p>
          </table:table-cell>
          <table:table-cell table:style-name="Tabela3.A2" office:value-type="string">
            <text:p text:style-name="P31">1</text:p>
          </table:table-cell>
          <table:table-cell table:style-name="Tabela3.A2" office:value-type="string">
            <text:p text:style-name="P31">1</text:p>
          </table:table-cell>
          <table:table-cell table:style-name="Tabela3.A2" office:value-type="string">
            <text:p text:style-name="P31">0</text:p>
          </table:table-cell>
          <table:table-cell table:style-name="Tabela3.G2" office:value-type="string">
            <text:p text:style-name="P31">0</text:p>
          </table:table-cell>
        </table:table-row>
        <table:table-row>
          <table:table-cell table:style-name="Tabela3.A2" office:value-type="string">
            <text:p text:style-name="P31">1</text:p>
          </table:table-cell>
          <table:table-cell table:style-name="Tabela3.A2" office:value-type="string">
            <text:p text:style-name="P31">1</text:p>
          </table:table-cell>
          <table:table-cell table:style-name="Tabela3.A2" office:value-type="string">
            <text:p text:style-name="P31">1</text:p>
          </table:table-cell>
          <table:table-cell table:style-name="Tabela3.A2" office:value-type="string">
            <text:p text:style-name="P31">1</text:p>
          </table:table-cell>
          <table:table-cell table:style-name="Tabela3.A2" office:value-type="string">
            <text:p text:style-name="P31">1</text:p>
          </table:table-cell>
          <table:table-cell table:style-name="Tabela3.A2" office:value-type="string">
            <text:p text:style-name="P31">1</text:p>
          </table:table-cell>
          <table:table-cell table:style-name="Tabela3.G2" office:value-type="string">
            <text:p text:style-name="P31">1</text:p>
          </table:table-cell>
        </table:table-row>
        <table:table-row>
          <table:table-cell table:style-name="Tabela3.A2" office:value-type="string">
            <text:p text:style-name="P31">1</text:p>
          </table:table-cell>
          <table:table-cell table:style-name="Tabela3.A2" office:value-type="string">
            <text:p text:style-name="P31">1</text:p>
          </table:table-cell>
          <table:table-cell table:style-name="Tabela3.A2" office:value-type="string">
            <text:p text:style-name="P31">1</text:p>
          </table:table-cell>
          <table:table-cell table:style-name="Tabela3.A2" office:value-type="string">
            <text:p text:style-name="P34">-<text:span text:style-name="T8">1</text:span></text:p>
          </table:table-cell>
          <table:table-cell table:style-name="Tabela3.A2" office:value-type="string">
            <text:p text:style-name="P31">1</text:p>
          </table:table-cell>
          <table:table-cell table:style-name="Tabela3.A2" office:value-type="string">
            <text:p text:style-name="P31">1</text:p>
          </table:table-cell>
          <table:table-cell table:style-name="Tabela3.G2" office:value-type="string">
            <text:p text:style-name="P31">1</text:p>
          </table:table-cell>
        </table:table-row>
        <table:table-row>
          <table:table-cell table:style-name="Tabela3.A2" office:value-type="string">
            <text:p text:style-name="P31">1</text:p>
          </table:table-cell>
          <table:table-cell table:style-name="Tabela3.A2" office:value-type="string">
            <text:p text:style-name="P31">1</text:p>
          </table:table-cell>
          <table:table-cell table:style-name="Tabela3.A2" office:value-type="string">
            <text:p text:style-name="P31">1</text:p>
          </table:table-cell>
          <table:table-cell table:style-name="Tabela3.A2" office:value-type="string">
            <text:p text:style-name="P31">1</text:p>
          </table:table-cell>
          <table:table-cell table:style-name="Tabela3.A2" office:value-type="string">
            <text:p text:style-name="P31">1</text:p>
          </table:table-cell>
          <table:table-cell table:style-name="Tabela3.A2" office:value-type="string">
            <text:p text:style-name="P31">1</text:p>
          </table:table-cell>
          <table:table-cell table:style-name="Tabela3.G2" office:value-type="string">
            <text:p text:style-name="P31">1</text:p>
          </table:table-cell>
        </table:table-row>
        <table:table-row>
          <table:table-cell table:style-name="Tabela3.A2" office:value-type="string">
            <text:p text:style-name="P31">0</text:p>
          </table:table-cell>
          <table:table-cell table:style-name="Tabela3.A2" office:value-type="string">
            <text:p text:style-name="P31">0</text:p>
          </table:table-cell>
          <table:table-cell table:style-name="Tabela3.A2" office:value-type="string">
            <text:p text:style-name="P31">1</text:p>
          </table:table-cell>
          <table:table-cell table:style-name="Tabela3.A2" office:value-type="string">
            <text:p text:style-name="P31">1</text:p>
          </table:table-cell>
          <table:table-cell table:style-name="Tabela3.A2" office:value-type="string">
            <text:p text:style-name="P31">1</text:p>
          </table:table-cell>
          <table:table-cell table:style-name="Tabela3.A2" office:value-type="string">
            <text:p text:style-name="P31">0</text:p>
          </table:table-cell>
          <table:table-cell table:style-name="Tabela3.G2" office:value-type="string">
            <text:p text:style-name="P31">0</text:p>
          </table:table-cell>
        </table:table-row>
        <table:table-row>
          <table:table-cell table:style-name="Tabela3.A2" office:value-type="string">
            <text:p text:style-name="P31">0</text:p>
          </table:table-cell>
          <table:table-cell table:style-name="Tabela3.A2" office:value-type="string">
            <text:p text:style-name="P31">0</text:p>
          </table:table-cell>
          <table:table-cell table:style-name="Tabela3.A2" office:value-type="string">
            <text:p text:style-name="P31">1</text:p>
          </table:table-cell>
          <table:table-cell table:style-name="Tabela3.A2" office:value-type="string">
            <text:p text:style-name="P31">1</text:p>
          </table:table-cell>
          <table:table-cell table:style-name="Tabela3.A2" office:value-type="string">
            <text:p text:style-name="P31">1</text:p>
          </table:table-cell>
          <table:table-cell table:style-name="Tabela3.A2" office:value-type="string">
            <text:p text:style-name="P31">0</text:p>
          </table:table-cell>
          <table:table-cell table:style-name="Tabela3.G2" office:value-type="string">
            <text:p text:style-name="P31">0</text:p>
          </table:table-cell>
        </table:table-row>
      </table:table>
      <text:p text:style-name="P36"/>
      <text:p text:style-name="P36"/>
      <text:p text:style-name="P21"><text:span text:style-name="T1"><text:tab/>d) </text:span><text:span text:style-name="T2">Tempo de execução:</text:span>0m0.002s</text:p>
      <text:p text:style-name="P17"><text:tab/> <text:s text:c="3"/><text:span text:style-name="T2">Tabuleiro:</text:span></text:p>
      <text:p text:style-name="P19"/>
      <table:table table:name="Tabela4" table:style-name="Tabela4">
        <table:table-column table:style-name="Tabela4.A" table:number-columns-repeated="2"/>
        <table:table-column table:style-name="Tabela4.C"/>
        <table:table-row>
          <table:table-cell table:style-name="Tabela4.A1" office:value-type="string">
            <text:p text:style-name="P32">1</text:p>
          </table:table-cell>
          <table:table-cell table:style-name="Tabela4.A1" office:value-type="string">
            <text:p text:style-name="P32">1</text:p>
          </table:table-cell>
          <table:table-cell table:style-name="Tabela4.C1" office:value-type="string">
            <text:p text:style-name="P32">1</text:p>
          </table:table-cell>
        </table:table-row>
        <table:table-row>
          <table:table-cell table:style-name="Tabela4.A2" office:value-type="string">
            <text:p text:style-name="P32">1</text:p>
          </table:table-cell>
          <table:table-cell table:style-name="Tabela4.A2" office:value-type="string">
            <text:p text:style-name="P32">1</text:p>
          </table:table-cell>
          <table:table-cell table:style-name="Tabela4.C2" office:value-type="string">
            <text:p text:style-name="P32">1</text:p>
          </table:table-cell>
        </table:table-row>
        <table:table-row>
          <table:table-cell table:style-name="Tabela4.A2" office:value-type="string">
            <text:p text:style-name="P32">1</text:p>
          </table:table-cell>
          <table:table-cell table:style-name="Tabela4.A2" office:value-type="string">
            <text:p text:style-name="P32">1</text:p>
          </table:table-cell>
          <table:table-cell table:style-name="Tabela4.C2" office:value-type="string">
            <text:p text:style-name="P32">1</text:p>
          </table:table-cell>
        </table:table-row>
      </table:table>
      <text:p text:style-name="P11"/>
      <text:p text:style-name="P55"><text:span text:style-name="T36">8</text:span>.0 REFERÊNCIAS</text:p>
      <text:p text:style-name="P11"><text:tab/></text:p>
      <text:p text:style-name="P24"><text:span text:style-name="T5"><text:tab/></text:span><text:span text:style-name="T10">1.0 BACKTRACKING</text:span></text:p>
      <text:p text:style-name="P24"><text:span text:style-name="T10"><text:tab/><text:tab/></text:span><text:a xlink:type="simple" xlink:href="https://pt.wikipedia.org/wiki/Backtracking#cite_note-1" text:style-name="Internet_20_link" text:visited-style-name="Visited_20_Internet_20_Link"><text:span text:style-name="T10">https://pt.wikipedia.org/wiki/Backtracking#cite_note-1</text:span></text:a></text:p>
      <text:p text:style-name="P43"><text:tab/></text:p>
      <text:p text:style-name="P43"><text:tab/>3.1 Entrada de dados</text:p>
      <text:p text:style-name="P43"><text:tab/>3.2 Saída de dados</text:p>
      <text:p text:style-name="P26"><text:span text:style-name="T9"><text:tab/><text:tab/></text:span><text:a xlink:type="simple" xlink:href="http://paca.ime.usp.br/pluginfile.php/100205/mod_resource/content/1/ep2.pdf" text:style-name="Internet_20_link" text:visited-style-name="Visited_20_Internet_20_Link"><text:span text:style-name="T9">http://paca.ime.usp.br/pluginfile.php/100205/mod_resource/content/1/ep</text:span></text:a><text:a xlink:type="simple" xlink:href="http://paca.ime.usp.br/pluginfile.php/100205/mod_resource/content/1/ep2.pdf" text:style-name="Internet_20_link" text:visited-style-name="Visited_20_Internet_20_Link"><text:span text:style-name="T17">3</text:span></text:a><text:a xlink:type="simple" xlink:href="http://paca.ime.usp.br/pluginfile.php/100205/mod_resource/content/1/ep2.pdf" text:style-name="Internet_20_link" text:visited-style-name="Visited_20_Internet_20_Link"><text:span text:style-name="T9">.pdf</text:span></text:a></text:p>
      <text:p text:style-name="P43"/>
      <text:p text:style-name="P44"><text:tab/><text:span text:style-name="T36">https://pt.wikipedia.org/wiki/Bubble_sort</text:span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20:08:45.938864267</meta:creation-date>
    <dc:date>2016-10-16T22:50:03.508413773</dc:date>
    <meta:editing-duration>PT3H8M28S</meta:editing-duration>
    <meta:editing-cycles>36</meta:editing-cycles>
    <meta:generator>LibreOffice/5.1.5.2$Linux_X86_64 LibreOffice_project/10m0$Build-2</meta:generator>
    <meta:document-statistic meta:table-count="4" meta:image-count="0" meta:object-count="0" meta:page-count="7" meta:paragraph-count="184" meta:word-count="2188" meta:character-count="12834" meta:non-whitespace-character-count="10739"/>
  </office:meta>
</office:document-meta>
</file>